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800000022D3CE44236163DA4D.png" manifest:media-type="image/png"/>
  <manifest:file-entry manifest:full-path="Pictures/10000000000001FC000000377D16234F2651A2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2" style:family="paragraph" style:parent-style-name="Standard">
      <style:text-properties fo:color="#f8f8f2" loext:opacity="100%" style:font-name="Droid Sans Mono" fo:font-size="10.5pt" fo:font-weight="normal" officeooo:rsid="000c07cb" officeooo:paragraph-rsid="000c07cb" fo:background-color="#282a36" style:font-weight-asian="bold" style:font-weight-complex="bold"/>
    </style:style>
    <style:style style:name="P3" style:family="paragraph" style:parent-style-name="Standard">
      <style:text-properties fo:color="#f8f8f2" loext:opacity="100%" style:font-name="Droid Sans Mono" fo:font-size="10.5pt" fo:font-weight="normal" officeooo:rsid="000e9e55" officeooo:paragraph-rsid="000e9e55" fo:background-color="#282a36" style:font-weight-asian="bold" style:font-weight-complex="bold"/>
    </style:style>
    <style:style style:name="P4" style:family="paragraph" style:parent-style-name="Standard">
      <style:text-properties fo:color="#f8f8f2" loext:opacity="100%" style:font-name="Droid Sans Mono" fo:font-size="10.5pt" fo:font-weight="normal" officeooo:rsid="000e9e55" officeooo:paragraph-rsid="000e9e55" fo:background-color="#282a36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f8f8f2" loext:opacity="100%" style:font-name="Droid Sans Mono" fo:font-size="10.5pt" fo:font-weight="normal" officeooo:rsid="000fdea9" officeooo:paragraph-rsid="000fdea9" fo:background-color="#282a36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ff79c6" loext:opacity="100%" style:font-name="Droid Sans Mono" fo:font-size="10.5pt" fo:font-weight="normal" officeooo:rsid="000f6e42" officeooo:paragraph-rsid="000f6e42" fo:background-color="#282a36" style:font-size-asian="10.5pt" style:font-weight-asian="bold" style:font-size-complex="12pt" style:font-weight-complex="bold"/>
    </style:style>
    <style:style style:name="P7" style:family="paragraph" style:parent-style-name="Subtitle">
      <style:text-properties style:font-name="Nimbus Mono PS" officeooo:rsid="000c07cb" officeooo:paragraph-rsid="000c07cb"/>
    </style:style>
    <style:style style:name="P8" style:family="paragraph" style:parent-style-name="Text_20_body">
      <style:text-properties style:font-name="Nimbus Mono PS" fo:font-weight="bold" officeooo:rsid="000c07cb" officeooo:paragraph-rsid="000c07cb" style:font-weight-asian="bold" style:font-weight-complex="bold"/>
    </style:style>
    <style:style style:name="P9" style:family="paragraph" style:parent-style-name="Text_20_body">
      <style:text-properties style:font-name="Nimbus Mono PS" fo:font-weight="bold" officeooo:rsid="000c07cb" officeooo:paragraph-rsid="000db3ba" style:font-weight-asian="bold" style:font-weight-complex="bold"/>
    </style:style>
    <style:style style:name="P10" style:family="paragraph" style:parent-style-name="Text_20_body">
      <style:text-properties style:font-name="Nimbus Mono PS" fo:font-weight="bold" officeooo:rsid="000db3ba" officeooo:paragraph-rsid="000db3ba" style:font-weight-asian="bold" style:font-weight-complex="bold"/>
    </style:style>
    <style:style style:name="P11" style:family="paragraph" style:parent-style-name="Text_20_body">
      <style:text-properties style:font-name="Nimbus Mono PS" fo:font-weight="bold" officeooo:rsid="000e9e55" officeooo:paragraph-rsid="000e9e55" style:font-weight-asian="bold" style:font-weight-complex="bold"/>
    </style:style>
    <style:style style:name="P12" style:family="paragraph" style:parent-style-name="Text_20_body">
      <style:text-properties style:font-name="Nimbus Mono PS" fo:font-size="12pt" fo:font-weight="bold" officeooo:rsid="000e9e55" officeooo:paragraph-rsid="000e9e55" style:font-size-asian="10.5pt" style:font-weight-asian="bold" style:font-size-complex="12pt" style:font-weight-complex="bold"/>
    </style:style>
    <style:style style:name="P13" style:family="paragraph" style:parent-style-name="Text_20_body">
      <style:text-properties style:font-name="Nimbus Mono PS" fo:font-size="12pt" fo:font-weight="bold" officeooo:rsid="000f6e42" officeooo:paragraph-rsid="000f6e42" style:font-size-asian="10.5pt" style:font-weight-asian="bold" style:font-size-complex="12pt" style:font-weight-complex="bold"/>
    </style:style>
    <style:style style:name="P14" style:family="paragraph" style:parent-style-name="Text_20_body">
      <style:text-properties style:font-name="Nimbus Mono PS" fo:font-size="12pt" fo:font-weight="bold" officeooo:rsid="000fdea9" officeooo:paragraph-rsid="000fdea9" style:font-size-asian="10.5pt" style:font-weight-asian="bold" style:font-size-complex="12pt" style:font-weight-complex="bold"/>
    </style:style>
    <style:style style:name="P15" style:family="paragraph" style:parent-style-name="Text_20_body">
      <style:text-properties style:font-name="Nimbus Mono PS" fo:font-size="12pt" fo:font-weight="normal" officeooo:rsid="000fdea9" officeooo:paragraph-rsid="000fdea9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style:font-name="Nimbus Mono PS" fo:font-size="12pt" fo:font-weight="normal" officeooo:rsid="00118cd9" officeooo:paragraph-rsid="00118cd9" style:font-size-asian="10.5pt" style:font-weight-asian="normal" style:font-size-complex="12pt" style:font-weight-complex="normal"/>
    </style:style>
    <style:style style:name="P17" style:family="paragraph" style:parent-style-name="Title">
      <style:text-properties style:font-name="Nimbus Mono PS" officeooo:rsid="000c07cb" officeooo:paragraph-rsid="000c07c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b3ba" style:font-weight-asian="normal" style:font-weight-complex="normal"/>
    </style:style>
    <style:style style:name="T3" style:family="text">
      <style:text-properties fo:font-weight="normal" officeooo:rsid="000e9e55" style:font-weight-asian="normal" style:font-weight-complex="normal"/>
    </style:style>
    <style:style style:name="T4" style:family="text">
      <style:text-properties fo:color="#8be9fd" loext:opacity="100%"/>
    </style:style>
    <style:style style:name="T5" style:family="text">
      <style:text-properties fo:color="#8be9fd" loext:opacity="100%" style:font-weight-asian="normal" style:font-weight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color="#e9f284" loext:opacity="100%"/>
    </style:style>
    <style:style style:name="T8" style:family="text">
      <style:text-properties fo:color="#e9f284" loext:opacity="100%" style:font-weight-asian="normal" style:font-weight-complex="normal"/>
    </style:style>
    <style:style style:name="T9" style:family="text">
      <style:text-properties fo:color="#f1fa8c" loext:opacity="100%"/>
    </style:style>
    <style:style style:name="T10" style:family="text">
      <style:text-properties fo:color="#f1fa8c" loext:opacity="100%" style:font-weight-asian="normal" style:font-weight-complex="normal"/>
    </style:style>
    <style:style style:name="T11" style:family="text">
      <style:text-properties fo:color="#50fa7b" loext:opacity="100%"/>
    </style:style>
    <style:style style:name="T12" style:family="text">
      <style:text-properties fo:color="#50fa7b" loext:opacity="100%" style:font-weight-asian="normal" style:font-weight-complex="normal"/>
    </style:style>
    <style:style style:name="T13" style:family="text">
      <style:text-properties fo:color="#bd93f9" loext:opacity="100%"/>
    </style:style>
    <style:style style:name="T14" style:family="text">
      <style:text-properties fo:color="#bd93f9" loext:opacity="100%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loext:opacity="100%" fo:letter-spacing="normal" fo:font-style="normal" style:text-underline-style="none"/>
    </style:style>
    <style:style style:name="T18" style:family="text">
      <style:text-properties fo:font-variant="normal" fo:text-transform="none" fo:color="#000000" loext:opacity="100%" fo:letter-spacing="normal" fo:font-style="normal" style:text-underline-style="none" fo:font-weight="normal" style:font-weight-asian="normal" style:font-weight-complex="normal"/>
    </style:style>
    <style:style style:name="T19" style:family="text">
      <style:text-properties fo:font-variant="normal" fo:text-transform="none" fo:color="#000000" loext:opacity="100%" fo:letter-spacing="normal" fo:font-style="normal" style:text-underline-style="none" style:font-weight-asian="normal" style:font-weight-complex="normal"/>
    </style:style>
    <style:style style:name="T20" style:family="text">
      <style:text-properties fo:font-variant="normal" fo:text-transform="none" fo:color="#000000" loext:opacity="100%" fo:letter-spacing="normal" fo:font-style="normal" style:text-underline-style="none" officeooo:rsid="00118cd9"/>
    </style:style>
    <style:style style:name="T21" style:family="text">
      <style:text-properties fo:font-variant="normal" fo:text-transform="none" fo:letter-spacing="normal" fo:font-style="normal" style:font-weight-asian="normal" style:font-weight-complex="normal"/>
    </style:style>
    <style:style style:name="T22" style:family="text">
      <style:text-properties fo:font-variant="normal" fo:text-transform="none" fo:letter-spacing="normal" fo:font-style="normal" style:text-underline-style="none" style:font-weight-asian="normal" style:font-weight-complex="normal"/>
    </style:style>
    <style:style style:name="T23" style:family="text">
      <style:text-properties fo:font-variant="normal" fo:text-transform="none" fo:color="#ff79c6" loext:opacity="100%" fo:letter-spacing="normal" fo:font-style="normal" style:font-weight-asian="normal" style:font-weight-complex="normal"/>
    </style:style>
    <style:style style:name="T24" style:family="text">
      <style:text-properties fo:font-variant="normal" fo:text-transform="none" fo:color="#ff79c6" loext:opacity="100%" fo:letter-spacing="normal" fo:font-style="normal" style:text-underline-style="none" style:font-weight-asian="normal" style:font-weight-complex="normal"/>
    </style:style>
    <style:style style:name="T25" style:family="text">
      <style:text-properties fo:font-variant="normal" fo:text-transform="none" fo:color="#e9f284" loext:opacity="100%" fo:letter-spacing="normal" fo:font-style="normal" style:text-underline-style="none" style:font-weight-asian="normal" style:font-weight-complex="normal"/>
    </style:style>
    <style:style style:name="T26" style:family="text">
      <style:text-properties fo:font-variant="normal" fo:text-transform="none" fo:color="#f1fa8c" loext:opacity="100%" fo:letter-spacing="normal" fo:font-style="normal" style:text-underline-style="none" style:font-weight-asian="normal" style:font-weight-complex="normal"/>
    </style:style>
    <style:style style:name="T27" style:family="text">
      <style:text-properties fo:font-variant="normal" fo:text-transform="none" fo:color="#8be9fd" loext:opacity="100%" fo:letter-spacing="normal" fo:font-style="normal" style:text-underline-style="none" style:font-weight-asian="normal" style:font-weight-complex="normal"/>
    </style:style>
    <style:style style:name="T28" style:family="text">
      <style:text-properties fo:font-variant="normal" fo:text-transform="none" fo:color="#50fa7b" loext:opacity="100%" fo:letter-spacing="normal" fo:font-style="normal" style:text-underline-style="none" style:font-weight-asian="normal" style:font-weight-complex="normal"/>
    </style:style>
    <style:style style:name="T29" style:family="text">
      <style:text-properties fo:color="#ff79c6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1-UT4</text:p>
      <text:p text:style-name="P7">Pablo Pereira Albert<text:tab/>2ºDAW</text:p>
      <text:p text:style-name="P8">1.-</text:p>
      <text:p text:style-name="P8"><text:tab/><text:span text:style-name="T1">En el primer ejercicio, simplemente he añadido dos líneas de código, que me generan un valor hash para el usuario y la contraseña.</text:span></text:p>
      <text:p text:style-name="P8"><text:span text:style-name="T1">Las líneas son las siguientes:</text:span></text:p>
      <text:p text:style-name="P2"><text:span text:style-name="T5">hash</text:span><text:span text:style-name="T6">(</text:span><text:span text:style-name="T8">"</text:span><text:span text:style-name="T10">sha256</text:span><text:span text:style-name="T8">"</text:span><text:span text:style-name="T6">,</text:span><text:span text:style-name="T12"> </text:span><text:span text:style-name="T6">$_SESSION[</text:span><text:span text:style-name="T8">"</text:span><text:span text:style-name="T10">user</text:span><text:span text:style-name="T8">"</text:span><text:span text:style-name="T6">]);</text:span></text:p>
      <text:p text:style-name="P1"><text:span text:style-name="T4">hash</text:span>(<text:span text:style-name="T7">"</text:span><text:span text:style-name="T9">sha256</text:span><text:span text:style-name="T7">"</text:span>,<text:span text:style-name="T11"> </text:span>$_SESSION[<text:span text:style-name="T7">"</text:span><text:span text:style-name="T9">pass</text:span><text:span text:style-name="T7">"</text:span>]);</text:p>
      <text:p text:style-name="P8"><text:span text:style-name="T1"/></text:p>
      <text:p text:style-name="P8"><text:span text:style-name="T1">He elegido esta función hash (“sha256”), porque según lo que he investigado, se usa mucho para criptomonedas porque ofrece un alto nivel de seguridad.</text:span></text:p>
      <text:p text:style-name="P8"><text:span text:style-name="T1">Para visualizar el resultado de esta función he hecho un echo en el código:</text:span></text:p>
      <text:p text:style-name="P8"><text:span text:style-name="T1"/></text:p>
      <text:p text:style-name="P9"><draw:frame draw:style-name="fr1" draw:name="Imagen1" text:anchor-type="char" svg:width="13.441cm" svg:height="1.455cm" draw:z-index="0"><draw:image xlink:href="Pictures/10000000000001FC000000377D16234F2651A231.png" xlink:type="simple" xlink:show="embed" xlink:actuate="onLoad" draw:mime-type="image/png"/></draw:frame><text:span text:style-name="T1"><text:tab/></text:span></text:p>
      <text:p text:style-name="P9"><text:span text:style-name="T1">El resultado </text:span><text:span text:style-name="T2">es el siguiente:</text:span></text:p>
      <text:p text:style-name="P8"><draw:frame draw:style-name="fr1" draw:name="Imagen2" text:anchor-type="char" svg:width="13.335cm" svg:height="0.9cm" draw:z-index="1"><draw:image xlink:href="Pictures/10000000000001F800000022D3CE44236163DA4D.png" xlink:type="simple" xlink:show="embed" xlink:actuate="onLoad" draw:mime-type="image/png"/></draw:frame><text:span text:style-name="T2"><text:tab/></text:span></text:p>
      <text:p text:style-name="P8"><text:span text:style-name="T2"/></text:p>
      <text:p text:style-name="P10">3.-</text:p>
      <text:p text:style-name="P10"><text:tab/><text:span text:style-name="T3">Por lo que he investigado, SHA y sus derivados son las opciones más seguras hasta el momento, en concreto SHA2-256.</text:span></text:p>
      <text:p text:style-name="P11"><text:span text:style-name="T1">Luego además tenemos scrypt, bcrypt y Argon2.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>A continuación muestro como he utilizado la funcion password_hash, que se utiliza para lo mismo que en el ejercicio 1.</text:span></text:p>
      <text:p text:style-name="P11"><text:span text:style-name="T1"/></text:p>
      <text:p text:style-name="P3"><text:span text:style-name="T5">echo</text:span><text:span text:style-name="T6"> </text:span><text:span text:style-name="T5">password_hash</text:span><text:span text:style-name="T6">($_SESSION[</text:span><text:span text:style-name="T8">"</text:span><text:span text:style-name="T10">pass</text:span><text:span text:style-name="T8">"</text:span><text:span text:style-name="T6">],</text:span><text:span text:style-name="T12"> </text:span><text:span text:style-name="T14">PASSWORD_DEFAULT</text:span><text:span text:style-name="T6">);</text:span></text:p>
      <text:p text:style-name="P11"><text:span text:style-name="T1"><text:tab/></text:span></text:p>
      <text:p text:style-name="P11"><text:span text:style-name="T1">El resultado es el siguiente:</text:span></text:p>
      <text:p text:style-name="P11"><text:span text:style-name="T1"><text:line-break/></text:span><text:span text:style-name="T15">$2y$10$cjaWi6wAx6swmd/vLP60O.u7kD7Lz9yg.3abQItBnY2cKugUoYqwW</text:span></text:p>
      <text:p text:style-name="P11"><text:span text:style-name="T15"/></text:p>
      <text:p text:style-name="P12"><text:span text:style-name="T16">Por último he instanciado los campos ‘cost’ y ‘salt’. El resultado es el siguiente:</text:span></text:p>
      <text:p text:style-name="P4"><text:span text:style-name="T21">$opciones </text:span><text:span text:style-name="T23">=</text:span><text:span text:style-name="T21"> [</text:span></text:p>
      <text:p text:style-name="P1"><text:span text:style-name="T7">'</text:span><text:span text:style-name="T9">cost</text:span><text:span text:style-name="T7">'</text:span> <text:span text:style-name="T29">=&gt;</text:span> <text:span text:style-name="T13">11</text:span>,</text:p>
      <text:p text:style-name="P1"><text:span text:style-name="T7">'</text:span><text:span text:style-name="T9">salt</text:span><text:span text:style-name="T7">'</text:span> <text:span text:style-name="T29">=&gt;</text:span> <text:span text:style-name="T4">mcrypt_create_iv</text:span>(<text:span text:style-name="T13">22</text:span>,<text:span text:style-name="T11"> </text:span><text:span text:style-name="T13">MCRYPT_DEV_URANDOM</text:span>),</text:p>
      <text:p text:style-name="P1">];</text:p>
      <text:p text:style-name="P1"><text:span text:style-name="T4">echo</text:span> <text:span text:style-name="T4">password_hash</text:span>($_SESSION[<text:span text:style-name="T7">"</text:span><text:span text:style-name="T9">user</text:span><text:span text:style-name="T7">"</text:span>],<text:span text:style-name="T11"> </text:span><text:span text:style-name="T13">PASSWORD_BCRYPT</text:span>,<text:span text:style-name="T11"> </text:span>$opciones) <text:span text:style-name="T29">.</text:span> <text:span text:style-name="T7">"</text:span><text:span text:style-name="T9">&lt;br&gt;</text:span><text:span text:style-name="T7">"</text:span>;</text:p>
      <text:p text:style-name="P12"><text:span text:style-name="T16"/></text:p>
      <text:p text:style-name="P12"><text:span text:style-name="T16">Sin embargo, esta opción da error ya que desde la versión de PHP 7.0, la opción salt está obsoleta.</text:span></text:p>
      <text:p text:style-name="P12"><text:span text:style-name="T18"/></text:p>
      <text:p text:style-name="P13"><text:span text:style-name="T17">4.-</text:span></text:p>
      <text:p text:style-name="P13"><text:span text:style-name="T17"><text:tab/></text:span><text:span text:style-name="T18">He incluido en la carpeta los ejemplos que vimos en clase, bajo el nombre login2 y login3.</text:span></text:p>
      <text:p text:style-name="P13"><text:span text:style-name="T18">El primer ejemplo es el siguiente:</text:span></text:p>
      <text:p text:style-name="P6"><text:span text:style-name="T19">&lt;?php</text:span></text:p>
      <text:p text:style-name="P1"><text:span text:style-name="T29">if</text:span> (<text:span text:style-name="T29">!</text:span><text:span text:style-name="T4">isset</text:span>($_SERVER[<text:span text:style-name="T7">'</text:span><text:span text:style-name="T9">PHP_AUTH_USER</text:span><text:span text:style-name="T7">'</text:span>])) {</text:p>
      <text:p text:style-name="P1"><text:span text:style-name="T4">header</text:span>(<text:span text:style-name="T7">'</text:span><text:span text:style-name="T9">WWW-Authenticate: Basic realm="Contenido restringido"</text:span><text:span text:style-name="T7">'</text:span>);</text:p>
      <text:p text:style-name="P1"><text:span text:style-name="T4">header</text:span>(<text:span text:style-name="T7">'</text:span><text:span text:style-name="T9">HTTP/1.0 401 Unauthorized</text:span><text:span text:style-name="T7">'</text:span>);</text:p>
      <text:p text:style-name="P1"><text:span text:style-name="T4">echo</text:span> <text:span text:style-name="T7">'</text:span><text:span text:style-name="T9">CANCELADO</text:span><text:span text:style-name="T7">'</text:span>;</text:p>
      <text:p text:style-name="P1"><text:span text:style-name="T29">exit</text:span>;</text:p>
      <text:p text:style-name="P1">} <text:span text:style-name="T29">else</text:span> {</text:p>
      <text:p text:style-name="P1"><text:span text:style-name="T4">echo</text:span> <text:span text:style-name="T7">"</text:span><text:span text:style-name="T9">&lt;p&gt;Hola {</text:span>$_SERVER<text:span text:style-name="T9">[</text:span><text:span text:style-name="T7">'</text:span><text:span text:style-name="T9">PHP_AUTH_USER</text:span><text:span text:style-name="T7">'</text:span><text:span text:style-name="T9">]}.&lt;/p&gt;</text:span><text:span text:style-name="T7">"</text:span>;</text:p>
      <text:p text:style-name="P1"><text:span text:style-name="T4">echo</text:span> <text:span text:style-name="T7">"</text:span><text:span text:style-name="T9">&lt;p&gt;Has introducido {</text:span>$_SERVER<text:span text:style-name="T9">[</text:span><text:span text:style-name="T7">'</text:span><text:span text:style-name="T9">PHP_AUTH_PW</text:span><text:span text:style-name="T7">'</text:span><text:span text:style-name="T9">]} como tu contraseña.&lt;/p&gt;</text:span><text:span text:style-name="T7">"</text:span>;</text:p>
      <text:p text:style-name="P1">}</text:p>
      <text:p text:style-name="P1"><text:span text:style-name="T29">?&gt;</text:span></text:p>
      <text:p text:style-name="P13"><text:span text:style-name="T18"/></text:p>
      <text:p text:style-name="P13"><text:span text:style-name="T18">En este código, simplemente un header() nos envía un mensaje de “Autenticación requerida” para mostrar una ventana para introducir usuario y contraseña.</text:span></text:p>
      <text:p text:style-name="P13"><text:span text:style-name="T18"/></text:p>
      <text:p text:style-name="P13"><text:soft-page-break/><text:span text:style-name="T18">El segundo ejemplo es el siguiente:</text:span></text:p>
      <text:p text:style-name="P14"><text:span text:style-name="T18">Creamos usuarios y contraseñas:</text:span></text:p>
      <text:p text:style-name="P5"><text:span text:style-name="T22">$dominio </text:span><text:span text:style-name="T24">=</text:span><text:span text:style-name="T22"> </text:span><text:span text:style-name="T25">'</text:span><text:span text:style-name="T26">PabloWeb</text:span><text:span text:style-name="T25">'</text:span><text:span text:style-name="T22">;</text:span></text:p>
      <text:p text:style-name="P1">$usuarios <text:span text:style-name="T29">=</text:span> <text:span text:style-name="T4">array</text:span>(<text:span text:style-name="T7">'</text:span><text:span text:style-name="T9">pablo</text:span><text:span text:style-name="T7">'</text:span> <text:span text:style-name="T29">=&gt;</text:span> <text:span text:style-name="T7">'</text:span><text:span text:style-name="T9">12345</text:span><text:span text:style-name="T7">'</text:span>, <text:span text:style-name="T7">'</text:span><text:span text:style-name="T9">invitado</text:span><text:span text:style-name="T7">'</text:span> <text:span text:style-name="T29">=&gt;</text:span> <text:span text:style-name="T7">'</text:span><text:span text:style-name="T9">invitado</text:span><text:span text:style-name="T7">'</text:span>);</text:p>
      <text:p text:style-name="P5"><text:span text:style-name="T24">if</text:span><text:span text:style-name="T22"> (</text:span><text:span text:style-name="T27">empty</text:span><text:span text:style-name="T22">($_SERVER[</text:span><text:span text:style-name="T25">'</text:span><text:span text:style-name="T26">PHP_AUTH_DIGEST</text:span><text:span text:style-name="T25">'</text:span><text:span text:style-name="T22">])) {</text:span></text:p>
      <text:p text:style-name="P1"><text:span text:style-name="T4">header</text:span>(<text:span text:style-name="T7">'</text:span><text:span text:style-name="T9">HTTP/1.1 401 Unauthorized</text:span><text:span text:style-name="T7">'</text:span>);</text:p>
      <text:p text:style-name="P1"><text:span text:style-name="T4">header</text:span>(<text:span text:style-name="T7">'</text:span><text:span text:style-name="T9">WWW-Authenticate: Digest realm="</text:span><text:span text:style-name="T7">'</text:span><text:span text:style-name="T29">.</text:span>$dominio<text:span text:style-name="T29">.</text:span><text:span text:style-name="T7">'</text:span><text:span text:style-name="T9">",qop="auth",nonce="</text:span><text:span text:style-name="T7">'</text:span><text:span text:style-name="T29">.</text:span><text:span text:style-name="T4">uniqid</text:span>()<text:span text:style-name="T29">.</text:span><text:span text:style-name="T7">'</text:span><text:span text:style-name="T9">",opaque="</text:span><text:span text:style-name="T7">'</text:span><text:span text:style-name="T29">.</text:span><text:span text:style-name="T4">md5</text:span>($dominio)<text:span text:style-name="T29">.</text:span><text:span text:style-name="T7">'</text:span><text:span text:style-name="T9">"</text:span><text:span text:style-name="T7">'</text:span>);</text:p>
      <text:p text:style-name="P1"><text:span text:style-name="T29">die</text:span>(<text:span text:style-name="T7">'</text:span><text:span text:style-name="T9">CANCELADO</text:span><text:span text:style-name="T7">'</text:span>);</text:p>
      <text:p text:style-name="P1">}</text:p>
      <text:p text:style-name="P14"><text:span text:style-name="T18"/></text:p>
      <text:p text:style-name="P14"><text:span text:style-name="T18">Analizamos la variable PHP_AUTH_DIGEST:</text:span></text:p>
      <text:p text:style-name="P5"><text:span text:style-name="T24">if</text:span><text:span text:style-name="T22"> (</text:span><text:span text:style-name="T24">!</text:span><text:span text:style-name="T22">($datos </text:span><text:span text:style-name="T24">=</text:span><text:span text:style-name="T22"> </text:span><text:span text:style-name="T28">analizar_http_digest</text:span><text:span text:style-name="T22">($_SERVER[</text:span><text:span text:style-name="T25">'</text:span><text:span text:style-name="T26">PHP_AUTH_DIGEST</text:span><text:span text:style-name="T25">'</text:span><text:span text:style-name="T22">])) </text:span><text:span text:style-name="T24">||</text:span><text:span text:style-name="T22"> </text:span><text:span text:style-name="T24">!</text:span><text:span text:style-name="T27">isset</text:span><text:span text:style-name="T22">($usuarios[$datos[</text:span><text:span text:style-name="T25">'</text:span><text:span text:style-name="T26">username</text:span><text:span text:style-name="T25">'</text:span><text:span text:style-name="T22">]]))</text:span></text:p>
      <text:p text:style-name="P1"><text:span text:style-name="T29">die</text:span>(<text:span text:style-name="T7">'</text:span><text:span text:style-name="T9">CANCELADO</text:span><text:span text:style-name="T7">'</text:span>);</text:p>
      <text:p text:style-name="P14"><text:span text:style-name="T18"/></text:p>
      <text:p text:style-name="P14"><text:span text:style-name="T18">Generamos una respuesta válida:</text:span></text:p>
      <text:p text:style-name="P5"><text:span text:style-name="T22">$A1 </text:span><text:span text:style-name="T24">=</text:span><text:span text:style-name="T22"> </text:span><text:span text:style-name="T27">md5</text:span><text:span text:style-name="T22">($datos[</text:span><text:span text:style-name="T25">'</text:span><text:span text:style-name="T26">username</text:span><text:span text:style-name="T25">'</text:span><text:span text:style-name="T22">]</text:span><text:span text:style-name="T28"> </text:span><text:span text:style-name="T24">.</text:span><text:span text:style-name="T28"> </text:span><text:span text:style-name="T25">'</text:span><text:span text:style-name="T26">:</text:span><text:span text:style-name="T25">'</text:span><text:span text:style-name="T28"> </text:span><text:span text:style-name="T24">.</text:span><text:span text:style-name="T28"> </text:span><text:span text:style-name="T22">$dominio</text:span><text:span text:style-name="T28"> </text:span><text:span text:style-name="T24">.</text:span><text:span text:style-name="T28"> </text:span><text:span text:style-name="T25">'</text:span><text:span text:style-name="T26">:</text:span><text:span text:style-name="T25">'</text:span><text:span text:style-name="T28"> </text:span><text:span text:style-name="T24">.</text:span><text:span text:style-name="T28"> </text:span><text:span text:style-name="T22">$usuarios[$datos[</text:span><text:span text:style-name="T25">'</text:span><text:span text:style-name="T26">username</text:span><text:span text:style-name="T25">'</text:span><text:span text:style-name="T22">]]);</text:span></text:p>
      <text:p text:style-name="P1">$A2 <text:span text:style-name="T29">=</text:span> <text:span text:style-name="T4">md5</text:span>($_SERVER[<text:span text:style-name="T7">'</text:span><text:span text:style-name="T9">REQUEST_METHOD</text:span><text:span text:style-name="T7">'</text:span>]<text:span text:style-name="T29">.</text:span><text:span text:style-name="T7">'</text:span><text:span text:style-name="T9">:</text:span><text:span text:style-name="T7">'</text:span><text:span text:style-name="T29">.</text:span>$datos[<text:span text:style-name="T7">'</text:span><text:span text:style-name="T9">uri</text:span><text:span text:style-name="T7">'</text:span>]);</text:p>
      <text:p text:style-name="P1">$respuesta_valida <text:span text:style-name="T29">=</text:span> <text:span text:style-name="T4">md5</text:span>($A1<text:span text:style-name="T29">.</text:span><text:span text:style-name="T7">'</text:span><text:span text:style-name="T9">:</text:span><text:span text:style-name="T7">'</text:span><text:span text:style-name="T29">.</text:span>$datos[<text:span text:style-name="T7">'</text:span><text:span text:style-name="T9">nonce</text:span><text:span text:style-name="T7">'</text:span>]<text:span text:style-name="T29">.</text:span><text:span text:style-name="T7">'</text:span><text:span text:style-name="T9">:</text:span><text:span text:style-name="T7">'</text:span><text:span text:style-name="T29">.</text:span>$datos[<text:span text:style-name="T7">'</text:span><text:span text:style-name="T9">nc</text:span><text:span text:style-name="T7">'</text:span>]<text:span text:style-name="T29">.</text:span><text:span text:style-name="T7">'</text:span><text:span text:style-name="T9">:</text:span><text:span text:style-name="T7">'</text:span><text:span text:style-name="T29">.</text:span>$datos[<text:span text:style-name="T7">'</text:span><text:span text:style-name="T9">cnonce</text:span><text:span text:style-name="T7">'</text:span>]<text:span text:style-name="T29">.</text:span><text:span text:style-name="T7">'</text:span><text:span text:style-name="T9">:</text:span><text:span text:style-name="T7">'</text:span><text:span text:style-name="T29">.</text:span>$datos[<text:span text:style-name="T7">'</text:span><text:span text:style-name="T9">qop</text:span><text:span text:style-name="T7">'</text:span>]<text:span text:style-name="T29">.</text:span><text:span text:style-name="T7">'</text:span><text:span text:style-name="T9">:</text:span><text:span text:style-name="T7">'</text:span><text:span text:style-name="T29">.</text:span>$A2);</text:p>
      <text:p text:style-name="P14"><text:span text:style-name="T18"/></text:p>
      <text:p text:style-name="P5"><text:span text:style-name="T24">if</text:span><text:span text:style-name="T22"> ($datos[</text:span><text:span text:style-name="T25">'</text:span><text:span text:style-name="T26">response</text:span><text:span text:style-name="T25">'</text:span><text:span text:style-name="T22">] </text:span><text:span text:style-name="T24">!=</text:span><text:span text:style-name="T22"> $respuesta_valida)</text:span></text:p>
      <text:p text:style-name="P1"><text:span text:style-name="T29">die</text:span>(<text:span text:style-name="T7">'</text:span><text:span text:style-name="T9">CANCELADO</text:span><text:span text:style-name="T7">'</text:span>);</text:p>
      <text:p text:style-name="P14"><text:span text:style-name="T18"/></text:p>
      <text:p text:style-name="P14"><text:span text:style-name="T18">Si ha salido todo bien:</text:span></text:p>
      <text:p text:style-name="P5"><text:span text:style-name="T27">echo</text:span><text:span text:style-name="T22"> </text:span><text:span text:style-name="T25">'</text:span><text:span text:style-name="T26">AUTORIZADO</text:span><text:span text:style-name="T25">'</text:span><text:span text:style-name="T22">;</text:span></text:p>
      <text:p text:style-name="P1"/>
      <text:p text:style-name="P14"><text:span text:style-name="T18">La función a la cual hemos llamado antes sería la siguiente:</text:span></text:p>
      <text:p text:style-name="P5"><text:span text:style-name="T24">function</text:span><text:span text:style-name="T22"> </text:span><text:span text:style-name="T28">analizar_http_digest</text:span><text:span text:style-name="T22">($txt) {</text:span></text:p>
      <text:p text:style-name="P1">$datos <text:span text:style-name="T29">=</text:span> <text:span text:style-name="T4">array</text:span>();</text:p>
      <text:p text:style-name="P1">$claves <text:span text:style-name="T29">=</text:span> <text:span text:style-name="T4">implode</text:span>(<text:span text:style-name="T7">'</text:span><text:span text:style-name="T9">|</text:span><text:span text:style-name="T7">'</text:span>,<text:span text:style-name="T11"> </text:span><text:span text:style-name="T4">array</text:span>(<text:span text:style-name="T7">'</text:span><text:span text:style-name="T9">nonce</text:span><text:span text:style-name="T7">'</text:span>,<text:span text:style-name="T11"> </text:span><text:span text:style-name="T7">'</text:span><text:span text:style-name="T9">nc</text:span><text:span text:style-name="T7">'</text:span>,<text:span text:style-name="T11"> </text:span><text:span text:style-name="T7">'</text:span><text:span text:style-name="T9">cnonce</text:span><text:span text:style-name="T7">'</text:span>,<text:span text:style-name="T11"> </text:span><text:span text:style-name="T7">'</text:span><text:span text:style-name="T9">qop</text:span><text:span text:style-name="T7">'</text:span>,<text:span text:style-name="T11"> </text:span><text:span text:style-name="T7">'</text:span><text:span text:style-name="T9">username</text:span><text:span text:style-name="T7">'</text:span>,<text:span text:style-name="T11"> </text:span><text:span text:style-name="T7">'</text:span><text:span text:style-name="T9">uri</text:span><text:span text:style-name="T7">'</text:span>,<text:span text:style-name="T11"> </text:span><text:span text:style-name="T7">'</text:span><text:span text:style-name="T9">response</text:span><text:span text:style-name="T7">'</text:span>));</text:p>
      <text:p text:style-name="P1"><text:span text:style-name="T4">preg_match_all</text:span>(<text:span text:style-name="T7">'</text:span><text:span text:style-name="T9">@(</text:span><text:span text:style-name="T7">'</text:span><text:span text:style-name="T29">.</text:span>$claves<text:span text:style-name="T29">.</text:span><text:span text:style-name="T7">'</text:span><text:span text:style-name="T9">)=(?:([</text:span><text:span text:style-name="T29">\'</text:span><text:span text:style-name="T9">"])([^\2]+?)\2|([^\s,]+))@</text:span><text:span text:style-name="T7">'</text:span>,<text:span text:style-name="T11"> </text:span>$txt,<text:span text:style-name="T11"> </text:span>$coincidencias,<text:span text:style-name="T11"> </text:span><text:span text:style-name="T13">PREG_SET_ORDER</text:span>);</text:p>
      <text:p text:style-name="P1"><text:span text:style-name="T29">foreach</text:span> ($coincidencias <text:span text:style-name="T29">as</text:span> $c) {</text:p>
      <text:p text:style-name="P1">$datos[$c[<text:span text:style-name="T13">1</text:span>]] <text:span text:style-name="T29">=</text:span> $c[<text:span text:style-name="T13">3</text:span>] <text:span text:style-name="T29">?</text:span> $c[<text:span text:style-name="T13">3</text:span>] <text:span text:style-name="T29">:</text:span> $c[<text:span text:style-name="T13">4</text:span>];</text:p>
      <text:p text:style-name="P1"><text:span text:style-name="T4">unset</text:span>($c);</text:p>
      <text:p text:style-name="P1">}</text:p>
      <text:p text:style-name="P1"><text:span text:style-name="T29">return</text:span> $datos;</text:p>
      <text:p text:style-name="P1">}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oft-page-break/><text:span text:style-name="T17">CONCLUSIONES</text:span></text:p>
      <text:p text:style-name="P15"><text:span text:style-name="T17">Esta práctica me ha servido mucho para entender bien todo el tema de la autenticación y de hash.</text:span></text:p>
      <text:p text:style-name="P15"><text:span text:style-name="T17">No he tenido muchas complicaciones, ya que </text:span><text:span text:style-name="T20">hay bastante buena documentación en el manual.</text:span></text:p>
      <text:p text:style-name="P16"><text:span text:style-name="T17">Por último decir que esta práctica nos va servir mucho para siguientes proyect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9:09:04.399342245</meta:creation-date>
    <dc:date>2022-11-01T20:02:03.078650521</dc:date>
    <meta:editing-duration>PT11M27S</meta:editing-duration>
    <meta:editing-cycles>2</meta:editing-cycles>
    <meta:generator>LibreOffice/7.3.6.2$Linux_X86_64 LibreOffice_project/30$Build-2</meta:generator>
    <meta:document-statistic meta:table-count="0" meta:image-count="2" meta:object-count="0" meta:page-count="4" meta:paragraph-count="77" meta:word-count="433" meta:character-count="3465" meta:non-whitespace-character-count="3099"/>
  </office:meta>
</office:document-meta>
</file>